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16884"/>
    </style:style>
    <style:style style:name="P2" style:family="paragraph" style:parent-style-name="Standard">
      <style:text-properties fo:language="es" fo:country="ES" officeooo:rsid="0005860f" officeooo:paragraph-rsid="0005860f"/>
    </style:style>
    <style:style style:name="P3" style:family="paragraph" style:parent-style-name="Standard">
      <style:text-properties fo:language="es" fo:country="ES" officeooo:rsid="0005860f" officeooo:paragraph-rsid="00101bfe"/>
    </style:style>
    <style:style style:name="P4" style:family="paragraph" style:parent-style-name="Standard">
      <style:text-properties fo:language="es" fo:country="ES" officeooo:rsid="0005860f" officeooo:paragraph-rsid="000c099e"/>
    </style:style>
    <style:style style:name="P5" style:family="paragraph" style:parent-style-name="Standard">
      <style:text-properties fo:language="es" fo:country="ES" officeooo:paragraph-rsid="0005860f"/>
    </style:style>
    <style:style style:name="P6" style:family="paragraph" style:parent-style-name="Standard">
      <style:text-properties fo:language="es" fo:country="ES" officeooo:rsid="000d181d" officeooo:paragraph-rsid="000d181d"/>
    </style:style>
    <style:style style:name="P7" style:family="paragraph" style:parent-style-name="Title">
      <style:text-properties officeooo:paragraph-rsid="00116884"/>
    </style:style>
    <style:style style:name="P8" style:family="paragraph" style:parent-style-name="Title">
      <style:text-properties officeooo:rsid="00116884" officeooo:paragraph-rsid="00116884"/>
    </style:style>
    <style:style style:name="P9" style:family="paragraph" style:parent-style-name="Heading_20_3">
      <style:text-properties officeooo:paragraph-rsid="00113383"/>
    </style:style>
    <style:style style:name="P10" style:family="paragraph" style:parent-style-name="Standard">
      <style:text-properties fo:language="es" fo:country="ES" officeooo:rsid="000d181d" officeooo:paragraph-rsid="000d181d"/>
    </style:style>
    <style:style style:name="P11" style:family="paragraph" style:parent-style-name="Standard">
      <style:text-properties fo:language="es" fo:country="ES" officeooo:rsid="0005860f" officeooo:paragraph-rsid="000c099e"/>
    </style:style>
    <style:style style:name="T1" style:family="text">
      <style:text-properties officeooo:rsid="000725c9"/>
    </style:style>
    <style:style style:name="T2" style:family="text">
      <style:text-properties officeooo:rsid="0007b675"/>
    </style:style>
    <style:style style:name="T3" style:family="text">
      <style:text-properties officeooo:rsid="000c099e"/>
    </style:style>
    <style:style style:name="T4" style:family="text">
      <style:text-properties officeooo:rsid="0005860f"/>
    </style:style>
    <style:style style:name="T5" style:family="text">
      <style:text-properties officeooo:rsid="000e8396"/>
    </style:style>
    <style:style style:name="T6" style:family="text">
      <style:text-properties officeooo:rsid="000fe07a"/>
    </style:style>
    <style:style style:name="T7" style:family="text">
      <style:text-properties officeooo:rsid="00101bfe"/>
    </style:style>
    <style:style style:name="T8" style:family="text">
      <style:text-properties officeooo:rsid="00113383"/>
    </style:style>
    <style:style style:name="T9" style:family="text">
      <style:text-properties fo:font-weight="bold" officeooo:rsid="00101bfe" style:font-weight-asian="bold" style:font-weight-complex="bold"/>
    </style:style>
    <style:style style:name="T10" style:family="text">
      <style:text-properties fo:font-weight="bold" officeooo:rsid="0005860f" style:font-weight-asian="bold" style:font-weight-complex="bold"/>
    </style:style>
    <style:style style:name="T11" style:family="text">
      <style:text-properties fo:font-weight="bold" officeooo:rsid="0007b675" style:font-weight-asian="bold" style:font-weight-complex="bold"/>
    </style:style>
    <style:style style:name="T12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style:text-underline-style="solid" style:text-underline-width="auto" style:text-underline-color="font-color" fo:font-weight="bold" officeooo:rsid="00101bfe" style:font-style-asian="normal" style:font-weight-asian="bold" style:font-style-complex="normal" style:font-weight-complex="bold"/>
    </style:style>
    <style:style style:name="T14" style:family="text">
      <style:text-properties officeooo:rsid="001473e7"/>
    </style:style>
    <style:style style:name="T15" style:family="text">
      <style:text-properties officeooo:rsid="00162a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OLO HUNT</text:p>
      <text:p text:style-name="P7">DOCUMENTACIÓN</text:p>
      <text:p text:style-name="P1"/>
      <text:h text:style-name="Heading_20_1" text:outline-level="1"><text:span text:style-name="T8">1) </text:span>CLASES</text:h>
      <text:h text:style-name="Heading_20_2" text:outline-level="2"><text:span text:style-name="T8">1.1) </text:span>NETWORKING</text:h>
      <text:h text:style-name="P9" text:outline-level="3">ConnectionManager.cs</text:h>
      <text:p text:style-name="Standard">administra la conexión a las partidas. <text:span text:style-name="T6">Debe tener una referencia en el inspector a una instancia del Prefab logWriter. Si NO quieres imprimir nada por pantalla, marcar a false la variable verboseMode de logWriter en el inspector. Si SÍ quieres imprimir por pantalla, marcar a true la variable verboseMode y referenciar a una instancia de Text.</text:span></text:p>
      <text:p text:style-name="Standard"/>
      <text:p text:style-name="P2"><text:span text:style-name="T12">Métodos </text:span><text:span text:style-name="T13">públicos</text:span><text:span text:style-name="T7"> (callbacks relacionados mencionados en la descripción del método)</text:span>:</text:p>
      <text:p text:style-name="P2"/>
      <text:p text:style-name="P5"><text:span text:style-name="T4">- </text:span><text:span text:style-name="T10">Connect()</text:span><text:span text:style-name="T4">: conecta el cliente al servidor de Photon. Es necesario unirse al Lobby para poder ver las partidas disponibles. Se conecta </text:span><text:span text:style-name="T3">siempre al servidor de europa (eu).</text:span></text:p>
      <text:p text:style-name="P2"/>
      <text:p text:style-name="P2">- <text:span text:style-name="T11">Disconnect()</text:span><text:span text:style-name="T2">: desconecta el cliente de todo: partida, lobby y servidor de photon</text:span></text:p>
      <text:p text:style-name="P2"/>
      <text:p text:style-name="P2">- <text:span text:style-name="T11">SetNickName(string nickName)</text:span><text:span text:style-name="T2">: asigna el nombre de usuario al cliente.</text:span></text:p>
      <text:p text:style-name="P2"/>
      <text:p text:style-name="P2">- <text:span text:style-name="T11">JoinLobby()</text:span><text:span text:style-name="T2">: conecta el cliente al lobby. A partir de entonces recibe la lista de salas disponible </text:span><text:span text:style-name="T7">cada vez que cambie con el callback OnRoomListUpdate()</text:span><text:span text:style-name="T2">. Necesita estar conectado al servidor de Photon </text:span><text:span text:style-name="T7">para poder llamarse.</text:span></text:p>
      <text:p text:style-name="P2"/>
      <text:p text:style-name="P2">- <text:span text:style-name="T9">Leavelobby()</text:span><text:span text:style-name="T7">: abandona el lobby en el que se encuentra.</text:span></text:p>
      <text:p text:style-name="P2"/>
      <text:p text:style-name="P2">- <text:span text:style-name="T11">CreateRoom(string roomName, byte maxPlayers)</text:span><text:span text:style-name="T2">: crea una sala de juego con el nombre roomName y el nº de jugadores <text:s/>maxPlayers. Se une a ella automáticamente.</text:span></text:p>
      <text:p text:style-name="P2"/>
      <text:p text:style-name="P3">- <text:span text:style-name="T11">CreateRoom()</text:span><text:span text:style-name="T2">: </text:span><text:span text:style-name="T7">(TESTEO) </text:span><text:span text:style-name="T2">idem pero con valores por defecto (roomName = nickname + “Room”, maxPlayers = 10).</text:span></text:p>
      <text:p text:style-name="P3"/>
      <text:p text:style-name="P2">- <text:span text:style-name="T11">JoinRoom(string rooom)</text:span><text:span text:style-name="T2">: se une a la sala con el nombre pasado como parámetro</text:span></text:p>
      <text:p text:style-name="P2"/>
      <text:p text:style-name="P2">- <text:span text:style-name="T9">JoinRandomRoom()</text:span><text:span text:style-name="T7">: se une a una sala aleatoria disponible si puede</text:span></text:p>
      <text:p text:style-name="P2"/>
      <text:p text:style-name="P2">- <text:span text:style-name="T9">PrintLobbyName()</text:span><text:span text:style-name="T7">: imprime el nombre del lobby (a través de logWriter)</text:span></text:p>
      <text:p text:style-name="P2"/>
      <text:h text:style-name="Heading_20_3" text:outline-level="3">ROOMS</text:h>
      <text:p text:style-name="P6">CustomRoomProperties:</text:p>
      <text:p text:style-name="P6">- Key = gameMode</text:p>
      <text:p text:style-name="P6"><text:soft-page-break/>- Values = tipo de datos enum GameMode (enums.cs)</text:p>
      <text:p text:style-name="P2"/>
      <text:p text:style-name="P2"/>
      <text:h text:style-name="Heading_20_1" text:outline-level="1"><text:span text:style-name="T8">2) </text:span>MEJORAS:</text:h>
      <text:h text:style-name="Heading_20_2" text:outline-level="2">2.1) NETWORKING</text:h>
      <text:p text:style-name="P4">- poder escoger servidor de Photon, avisar de cual está <text:span text:style-name="T1">conectado usando LoadBalancingClient</text:span></text:p>
      <text:p text:style-name="P4">- <text:span text:style-name="T5">que pasa si una sala está llena y te intentas unir?</text:span></text:p>
      <text:p text:style-name="P4">- <text:span text:style-name="T7">se puede setear el nickname una vez conectado?</text:span></text:p>
      <text:p text:style-name="P4">- <text:span text:style-name="T14">error en OnUpdateDisponibleRoomsList cuando se elimina una sala? </text:span><text:span text:style-name="T15">No se imprime el – UPDATE ROOM END --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0-12-17T22:30:29.227000000</dc:date>
    <meta:editing-duration>PT44M14S</meta:editing-duration>
    <meta:editing-cycles>11</meta:editing-cycles>
    <meta:document-statistic meta:table-count="0" meta:image-count="0" meta:object-count="0" meta:page-count="2" meta:paragraph-count="27" meta:word-count="318" meta:character-count="1992" meta:non-whitespace-character-count="1699"/>
  </office:meta>
</office:document-meta>
</file>